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 Light" fo:font-size="14pt" fo:language="en" fo:country="US" officeooo:rsid="00147efe" officeooo:paragraph-rsid="00147ef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Futura Std Condensed Light" fo:font-size="14pt" fo:language="en" fo:country="US" officeooo:rsid="00147efe" officeooo:paragraph-rsid="00147ef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Futura Std Condensed Light" fo:font-size="14pt" fo:language="en" fo:country="US" style:text-underline-style="solid" style:text-underline-width="auto" style:text-underline-color="font-color" officeooo:rsid="00147efe" officeooo:paragraph-rsid="00147ef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Futura Std Condensed Light" fo:font-size="14pt" fo:language="en" fo:country="US" style:text-underline-style="solid" style:text-underline-width="auto" style:text-underline-color="font-color" officeooo:rsid="0015add6" officeooo:paragraph-rsid="0015add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Futura Std Condensed Light" fo:font-size="14pt" fo:language="en" fo:country="US" style:text-underline-style="none" officeooo:rsid="0015add6" officeooo:paragraph-rsid="0015add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Futura Std Condensed Light" fo:font-size="14pt" fo:language="en" fo:country="US" style:text-underline-style="none" officeooo:rsid="001851c2" officeooo:paragraph-rsid="001851c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Futura Std Condensed Light" fo:font-size="16pt" fo:language="en" fo:country="US" officeooo:rsid="00147efe" officeooo:paragraph-rsid="00147efe" style:font-size-asian="16pt" style:font-size-complex="16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font-name="Futura Std Condensed"/>
    </style:style>
    <style:style style:name="T3" style:family="text">
      <style:text-properties fo:color="#c9211e" loext:opacity="100%" style:font-name="Futura Std Condensed 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15add6"/>
    </style:style>
    <style:style style:name="T6" style:family="text">
      <style:text-properties officeooo:rsid="001669b0"/>
    </style:style>
    <style:style style:name="T7" style:family="text">
      <style:text-properties officeooo:rsid="00186d9a"/>
    </style:style>
    <style:style style:name="T8" style:family="text">
      <style:text-properties officeooo:rsid="0019a1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INDERGARTEN MASSAKER</text:p>
      <text:p text:style-name="P1"/>
      <text:p text:style-name="P1"/>
      <text:p text:style-name="P1"/>
      <text:p text:style-name="P3">How to navigate menus or play with a controller</text:p>
      <text:p text:style-name="P2"/>
      <text:p text:style-name="P2"><text:span text:style-name="T2">Navigate/Move</text:span> with your controller (<text:span text:style-name="T2">stick</text:span> or <text:span text:style-name="T2">pad</text:span>).</text:p>
      <text:p text:style-name="P2"><text:span text:style-name="T2">Validate/Use talent</text:span> with <text:span text:style-name="T2">A</text:span> or <text:span text:style-name="T2">B</text:span>.</text:p>
      <text:p text:style-name="P2"><text:span text:style-name="T2">Cancel/Exit</text:span> with <text:span text:style-name="T2">X</text:span> or <text:span text:style-name="T2">Y</text:span>.</text:p>
      <text:p text:style-name="P2">Go or leave <text:span text:style-name="T2">full screen</text:span> with <text:span text:style-name="T2">L1</text:span> or <text:span text:style-name="T2">R1</text:span><text:span text:style-name="T4">.</text:span></text:p>
      <text:p text:style-name="P2"/>
      <text:p text:style-name="P3">How to navigate menus or play with a keyboard</text:p>
      <text:p text:style-name="P2"/>
      <text:p text:style-name="P2"><text:span text:style-name="T2">Navigate/Move</text:span> with <text:span text:style-name="T2">arrow keys</text:span>, <text:span text:style-name="T2">Num pad</text:span> (all keys are available so diagonals also and including 5 or 2 to go down), <text:span text:style-name="T2">WASD</text:span> (and QEZC also, including X to go down too). You can use diagonal keys or combine keys (like left+down).</text:p>
      <text:p text:style-name="P2"><text:span text:style-name="T2">Validate/Use talent</text:span> with <text:span text:style-name="T2">Enter</text:span><text:span text:style-name="T4"> (including Enter on the num pad), </text:span><text:span text:style-name="T2">Shift</text:span><text:span text:style-name="T4">, </text:span><text:span text:style-name="T2">Control</text:span><text:span text:style-name="T4"> </text:span><text:span text:style-name="T5">or</text:span><text:span text:style-name="T4"> </text:span><text:span text:style-name="T2">Space</text:span><text:span text:style-name="T4">.</text:span></text:p>
      <text:p text:style-name="P2"><text:span text:style-name="T2">Cancel/Exit</text:span> with <text:span text:style-name="T2">ESC</text:span>.</text:p>
      <text:p text:style-name="P2">Go or leave <text:span text:style-name="T2">full screen</text:span> with <text:span text:style-name="T2">Alt+Enter</text:span><text:span text:style-name="T4">.</text:span></text:p>
      <text:p text:style-name="P2"/>
      <text:p text:style-name="P2"/>
      <text:p text:style-name="P2"/>
      <text:p text:style-name="P2"/>
      <text:p text:style-name="P2"/>
      <text:p text:style-name="P4">We won’t help you with <text:span text:style-name="T6">a </text:span>translation of the game as we all know that alien<text:span text:style-name="T6">s</text:span> only speak German!</text:p>
      <text:p text:style-name="P5"/>
      <text:p text:style-name="P6">The only thing we can tell you is that <text:span text:style-name="T3">it's better not to trust humans</text:span> <text:span text:style-name="T7">(</text:span><text:span text:style-name="T8">even the small cute ones) </text:span>and we have no doubt that you'll be able to guess the rest of what you're told <text:span text:style-name="T7">if you really need that</text:span>..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08:52:37.006000000</meta:creation-date>
    <dc:date>2024-03-29T14:56:50.421000000</dc:date>
    <meta:editing-duration>PT45M4S</meta:editing-duration>
    <meta:editing-cycles>6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3" meta:word-count="173" meta:character-count="928" meta:non-whitespace-character-count="767"/>
  </office:meta>
</office:document-meta>
</file>